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2"/>
        <table:table-column table:style-name="co2" table:default-cell-style-name="ce2"/>
        <table:table-column table:style-name="co2" table:default-cell-style-name="Default"/>
        <table:table-column table:style-name="co4" table:default-cell-style-name="ce2"/>
        <table:table-column table:style-name="co2" table:default-cell-style-name="ce2"/>
        <table:table-column table:style-name="co2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Meter per 5 sec</text:p>
          </table:table-cell>
          <table:table-cell table:style-name="ce1" office:value-type="string" calcext:value-type="string">
            <text:p>mph</text:p>
          </table:table-cell>
          <table:table-cell/>
          <table:table-cell table:style-name="ce1" office:value-type="string" calcext:value-type="string">
            <text:p>Feet per 10 sec</text:p>
          </table:table-cell>
          <table:table-cell table:style-name="ce1" office:value-type="string" calcext:value-type="string">
            <text:p>mph</text:p>
          </table:table-cell>
          <table:table-cell/>
          <table:table-cell table:style-name="ce1" office:value-type="string" calcext:value-type="string">
            <text:p>Feet per 6 sec</text:p>
          </table:table-cell>
          <table:table-cell table:style-name="ce1" office:value-type="string" calcext:value-type="string">
            <text:p>mph</text:p>
          </table:table-cell>
          <table:table-cell/>
          <table:table-cell table:style-name="ce1" office:value-type="string" calcext:value-type="string">
            <text:p>Yds per sec</text:p>
          </table:table-cell>
          <table:table-cell table:style-name="ce1" office:value-type="string" calcext:value-type="string">
            <text:p>mp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([.A2]*3600)/5)/1609.344" office:value-type="float" office:value="5.36864710093057" calcext:value-type="float">
            <text:p>5.3686471009305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([.D2]*3600)/10)/5280" office:value-type="float" office:value="2.72727272727273" calcext:value-type="float">
            <text:p>2.7272727272727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([.G2]*3600)/6)/5280" office:value-type="float" office:value="4.54545454545455" calcext:value-type="float">
            <text:p>4.5454545454545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2]*2.0454545454" office:value-type="float" office:value="10.227272727" calcext:value-type="float">
            <text:p>10.2272727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([.A3]*3600)/5)/1609.344" office:value-type="float" office:value="10.2899069434503" calcext:value-type="float">
            <text:p>10.289906943450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(([.D3]*3600)/10)/5280" office:value-type="float" office:value="5.45454545454545" calcext:value-type="float">
            <text:p>5.4545454545454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(([.G3]*3600)/6)/5280" office:value-type="float" office:value="13.6363636363636" calcext:value-type="float">
            <text:p>13.636363636363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([.A4]*3600)/5)/1609.344" office:value-type="float" office:value="9.84251968503937" calcext:value-type="float">
            <text:p>9.8425196850393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([.A5]*3600)/5)/1609.344" office:value-type="float" office:value="8.05297065139585" calcext:value-type="float">
            <text:p>8.0529706513958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Meters per second</text:p>
          </table:table-cell>
          <table:table-cell table:style-name="ce5"/>
          <table:table-cell table:style-name="ce10"/>
          <table:table-cell table:number-columns-repeated="8"/>
        </table:table-row>
        <table:table-row table:style-name="ro1">
          <table:table-cell table:style-name="ce6" office:value-type="string" calcext:value-type="string">
            <text:p>Move:</text:p>
          </table:table-cell>
          <table:table-cell table:style-name="ce8" office:value-type="float" office:value="23" calcext:value-type="float">
            <text:p>23</text:p>
          </table:table-cell>
          <table:table-cell table:style-name="ce11" table:formula="of:=[.B8]/5" office:value-type="float" office:value="4.6" calcext:value-type="float">
            <text:p>4.6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Walking:</text:p>
          </table:table-cell>
          <table:table-cell table:style-name="ce9" table:formula="of:=ROUND([.C8])" office:value-type="float" office:value="5" calcext:value-type="float">
            <text:p>5</text:p>
          </table:table-cell>
          <table:table-cell table:style-name="ce12"/>
          <table:table-cell table:number-columns-repeated="8"/>
        </table:table-row>
        <table:table-row table:style-name="ro1">
          <table:table-cell table:style-name="ce7" office:value-type="string" calcext:value-type="string">
            <text:p>Running:</text:p>
          </table:table-cell>
          <table:table-cell table:style-name="ce9" table:formula="of:=ROUND([.C8]*2)" office:value-type="float" office:value="9" calcext:value-type="float">
            <text:p>9</text:p>
          </table:table-cell>
          <table:table-cell table:style-name="ce12"/>
          <table:table-cell table:number-columns-repeated="8"/>
        </table:table-row>
        <table:table-row table:style-name="ro1">
          <table:table-cell table:style-name="ce7" office:value-type="string" calcext:value-type="string">
            <text:p>Sprinting:</text:p>
          </table:table-cell>
          <table:table-cell table:style-name="ce9" table:formula="of:=ROUND([.C8]*3)" office:value-type="float" office:value="14" calcext:value-type="float">
            <text:p>14</text:p>
          </table:table-cell>
          <table:table-cell table:style-name="ce9" table:formula="of:=FLOOR([.B11]/2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style-name="ce8" table:number-columns-repeated="2"/>
          <table:table-cell table:style-name="ce13"/>
          <table:table-cell table:number-columns-repeated="8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1:35:52.279801734</meta:creation-date>
    <dc:date>2024-08-22T11:42:10.160799807</dc:date>
    <meta:editing-duration>PT1H39M28S</meta:editing-duration>
    <meta:editing-cycles>17</meta:editing-cycles>
    <meta:generator>LibreOffice/7.4.7.2$Linux_X86_64 LibreOffice_project/40$Build-2</meta:generator>
    <meta:document-statistic meta:table-count="1" meta:cell-count="37" meta:object-count="0"/>
  </office:meta>
</office:document-meta>
</file>